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5cm" fo:min-width="3.6cm"/>
    </style:style>
    <style:style style:name="gr2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gr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5cm" fo:min-width="2.8cm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15cm" fo:min-width="2.6cm"/>
    </style:style>
    <style:style style:name="gr5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15cm" fo:min-width="1.476cm"/>
    </style:style>
    <style:style style:name="gr6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477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6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377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3.03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3.44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3.443cm"/>
    </style:style>
    <style:style style:name="gr15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15cm" fo:min-width="2cm"/>
    </style:style>
    <style:style style:name="gr16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15cm" fo:min-width="1.6cm"/>
    </style:style>
    <style:style style:name="gr17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15cm" fo:min-width="1.5cm"/>
    </style:style>
    <style:style style:name="gr18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45cm" fo:min-width="1.8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476cm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.353cm"/>
    </style:style>
    <style:style style:name="P1" style:family="paragraph">
      <style:paragraph-properties fo:text-align="center"/>
      <style:text-properties style:font-name="Microsoft Sans Serif" fo:font-size="11pt" style:font-size-asian="11pt" style:font-size-complex="11pt"/>
    </style:style>
    <style:style style:name="P2" style:family="paragraph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3cm" draw:transform="rotate (-1.5702727280193) translate (14.251cm 9.245cm)">
          <text:p text:style-name="P1">Author Database</text:p>
          <text:p text:style-name="P1">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951cm" svg:y1="9.246cm" svg:x2="10.749cm" svg:y2="4.747cm">
          <text:p/>
        </draw:line>
        <draw:custom-shape draw:style-name="gr3" draw:text-style-name="P1" draw:layer="layout" svg:width="3.3cm" svg:height="1.3cm" draw:transform="rotate (-1.5702727280193) translate (10.948cm 2.047cm)">
          <text:p text:style-name="P1">Add Auth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3cm" draw:transform="rotate (-1.5702727280193) translate (10.951cm 9.747cm)">
          <text:p text:style-name="P1">Edit E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3cm" draw:transform="rotate (-1.5702727280193) translate (10.955cm 16.647cm)">
          <text:p text:style-name="P1">Delete E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648cm" svg:y1="3.547cm" svg:x2="7.648cm" svg:y2="3.548cm">
          <text:p/>
        </draw:line>
        <draw:custom-shape draw:style-name="gr4" draw:text-style-name="P1" draw:layer="layout" svg:width="3.1cm" svg:height="1.4cm" draw:transform="rotate (-1.5702727280193) translate (7.548cm 2.148cm)">
          <text:p text:style-name="P1">Add Boo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048cm" svg:y1="2.549cm" svg:x2="2.854cm" svg:y2="0.926cm">
          <text:p/>
        </draw:line>
        <draw:custom-shape draw:style-name="gr5" draw:text-style-name="P1" draw:layer="layout" svg:width="1.976cm" svg:height="1.4cm" draw:transform="rotate (-1.5702727280193) translate (2.802cm 0.542cm)">
          <text:p text:style-name="P1">Add Pub</text:p>
          <text:p text:style-name="P1">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137cm" svg:y1="4.249cm" svg:x2="4.537cm" svg:y2="4.25cm">
          <text:p/>
        </draw:line>
        <draw:custom-shape draw:style-name="gr4" draw:text-style-name="P1" draw:layer="layout" svg:width="3.1cm" svg:height="1.4cm" draw:transform="rotate (-1.5702727280193) translate (4.336cm 2.85cm)">
          <text:p text:style-name="P1">Add Book 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138cm" svg:y1="5.249cm" svg:x2="4.539cm" svg:y2="7.75cm">
          <text:p/>
        </draw:line>
        <draw:custom-shape draw:style-name="gr4" draw:text-style-name="P1" draw:layer="layout" svg:width="3.1cm" svg:height="1.4cm" draw:transform="rotate (-1.5702727280193) translate (4.438cm 6.75cm)">
          <text:p text:style-name="P1">Add Royalti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037cm" svg:y1="4.351cm" svg:x2="1.637cm" svg:y2="4.352cm">
          <text:p/>
        </draw:line>
        <draw:custom-shape draw:style-name="gr4" draw:text-style-name="P1" draw:layer="layout" svg:width="3.1cm" svg:height="1.4cm" draw:transform="rotate (-1.5702727280193) translate (1.836cm 2.852cm)">
          <text:p text:style-name="P1">Add Book Invoice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039cm" svg:y1="8.251cm" svg:x2="1.639cm" svg:y2="8.252cm">
          <text:p/>
        </draw:line>
        <draw:custom-shape draw:style-name="gr4" draw:text-style-name="P1" draw:layer="layout" svg:width="3.1cm" svg:height="1.4cm" draw:transform="rotate (-1.5702727280193) translate (1.838cm 6.752cm)">
          <text:p text:style-name="P1">Add Royalty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952cm" svg:y1="11.346cm" svg:x2="10.952cm" svg:y2="11.347cm">
          <text:p/>
        </draw:line>
        <draw:line draw:style-name="gr2" draw:text-style-name="P1" draw:layer="layout" svg:x1="10.956cm" svg:y1="19.347cm" svg:x2="12.953cm" svg:y2="13.346cm">
          <text:p/>
        </draw:line>
        <draw:custom-shape draw:style-name="gr6" draw:text-style-name="P1" draw:layer="layout" svg:width="0.4cm" svg:height="0.4cm" draw:transform="rotate (-1.5702727280193) translate (8.248cm 3.0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8.248cm" svg:y1="3.248cm" svg:x2="8.848cm" svg:y2="3.248cm">
          <text:p/>
        </draw:line>
        <draw:custom-shape draw:style-name="gr6" draw:text-style-name="P1" draw:layer="layout" svg:width="0.4cm" svg:height="0.4cm" draw:transform="rotate (-1.5702727280193) translate (3.33cm 1.5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3.23cm" svg:y1="1.841cm" svg:x2="3.73cm" svg:y2="2.341cm">
          <text:p/>
        </draw:line>
        <draw:frame draw:style-name="gr8" draw:text-style-name="P2" draw:layer="layout" svg:width="0.878cm" svg:height="0.691cm" draw:transform="rotate (-1.5702727280193) translate (4.433cm 1.652cm)">
          <draw:text-box>
            <text:p text:style-name="P2">PI</text:p>
          </draw:text-box>
        </draw:frame>
        <draw:custom-shape draw:style-name="gr6" draw:text-style-name="P1" draw:layer="layout" svg:width="0.4cm" svg:height="0.4cm" draw:transform="rotate (-1.5702727280193) translate (5.137cm 4.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5.137cm" svg:y1="4.549cm" svg:x2="5.737cm" svg:y2="4.549cm">
          <text:p/>
        </draw:line>
        <draw:frame draw:style-name="gr8" draw:text-style-name="P2" draw:layer="layout" svg:width="0.87cm" svg:height="0.691cm" draw:transform="rotate (-1.5702727280193) translate (5.437cm 4.85cm)">
          <draw:text-box>
            <text:p text:style-name="P2">BI</text:p>
          </draw:text-box>
        </draw:frame>
        <draw:custom-shape draw:style-name="gr6" draw:text-style-name="P1" draw:layer="layout" svg:width="0.4cm" svg:height="0.4cm" draw:transform="rotate (-1.5702727280193) translate (2.336cm 4.3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2.337cm" svg:y1="4.551cm" svg:x2="2.937cm" svg:y2="4.551cm">
          <text:p/>
        </draw:line>
        <draw:frame draw:style-name="gr9" draw:text-style-name="P2" draw:layer="layout" svg:width="0.98cm" svg:height="0.691cm" draw:transform="rotate (-1.5702727280193) translate (2.637cm 4.851cm)">
          <draw:text-box>
            <text:p text:style-name="P2">BII</text:p>
          </draw:text-box>
        </draw:frame>
        <draw:custom-shape draw:style-name="gr6" draw:text-style-name="P1" draw:layer="layout" svg:width="0.4cm" svg:height="0.4cm" draw:transform="rotate (-1.5702727280193) translate (2.439cm 8.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2.439cm" svg:y1="8.551cm" svg:x2="3.039cm" svg:y2="8.551cm">
          <text:p/>
        </draw:line>
        <draw:frame draw:style-name="gr10" draw:text-style-name="P2" draw:layer="layout" svg:width="0.891cm" svg:height="0.691cm" draw:transform="rotate (-1.5702727280193) translate (2.738cm 8.85cm)">
          <draw:text-box>
            <text:p text:style-name="P2">RI</text:p>
          </draw:text-box>
        </draw:frame>
        <draw:custom-shape draw:style-name="gr6" draw:text-style-name="P1" draw:layer="layout" svg:width="0.4cm" svg:height="0.4cm" draw:transform="rotate (-1.5702727280193) translate (5.139cm 7.7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5.039cm" svg:y1="7.749cm" svg:x2="5.339cm" svg:y2="7.349cm">
          <text:p/>
        </draw:line>
        <draw:frame draw:style-name="gr11" draw:text-style-name="P2" draw:layer="layout" svg:width="0.781cm" svg:height="0.691cm" draw:transform="rotate (-1.5702727280193) translate (5.439cm 8.249cm)">
          <draw:text-box>
            <text:p text:style-name="P2">R</text:p>
          </draw:text-box>
        </draw:frame>
        <draw:frame draw:style-name="gr12" draw:text-style-name="P2" draw:layer="layout" svg:width="3.152cm" svg:height="0.691cm" draw:transform="rotate (-1.5702727280193) translate (8.538cm -0.052cm)">
          <draw:text-box>
            <text:p text:style-name="P2">B PI BI BII R RI</text:p>
          </draw:text-box>
        </draw:frame>
        <draw:custom-shape draw:style-name="gr6" draw:text-style-name="P1" draw:layer="layout" svg:width="0.4cm" svg:height="0.4cm" draw:transform="rotate (-1.5702727280193) translate (11.552cm 11.4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552cm" svg:y1="11.646cm" svg:x2="12.152cm" svg:y2="11.646cm">
          <text:p/>
        </draw:line>
        <draw:frame draw:style-name="gr13" draw:text-style-name="P2" draw:layer="layout" svg:width="3.512cm" svg:height="0.691cm" draw:transform="rotate (-1.5702727280193) translate (11.853cm 11.846cm)">
          <draw:text-box>
            <text:p text:style-name="P2">A B PI BI BII R RI</text:p>
          </draw:text-box>
        </draw:frame>
        <draw:custom-shape draw:style-name="gr6" draw:text-style-name="P1" draw:layer="layout" svg:width="0.4cm" svg:height="0.4cm" draw:transform="rotate (-1.5702727280193) translate (12.255cm 16.7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955cm" svg:y1="17.146cm" svg:x2="11.755cm" svg:y2="17.546cm">
          <text:p/>
        </draw:line>
        <draw:frame draw:style-name="gr14" draw:text-style-name="P2" draw:layer="layout" svg:width="3.512cm" svg:height="0.691cm" draw:transform="rotate (-1.5702727280193) translate (12.355cm 17.346cm)">
          <draw:text-box>
            <text:p text:style-name="P2">A B PI BI BII R RI</text:p>
          </draw:text-box>
        </draw:frame>
        <draw:frame draw:style-name="gr14" draw:text-style-name="P2" draw:layer="layout" svg:width="3.512cm" svg:height="0.691cm" draw:transform="rotate (-1.5702727280193) translate (11.747cm 1.14cm)">
          <draw:text-box>
            <text:p text:style-name="P2">A B PI BI BII R RI</text:p>
          </draw:text-box>
        </draw:frame>
        <draw:custom-shape draw:style-name="gr6" draw:text-style-name="P1" draw:layer="layout" svg:width="0.4cm" svg:height="0.4cm" draw:transform="rotate (-1.5702727280193) translate (11.548cm 4.9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449cm" svg:y1="5.246cm" svg:x2="11.949cm" svg:y2="5.746cm">
          <text:p/>
        </draw:line>
        <draw:line draw:style-name="gr2" draw:text-style-name="P1" draw:layer="layout" svg:x1="9.652cm" svg:y1="9.847cm" svg:x2="8.551cm" svg:y2="8.648cm">
          <text:p/>
        </draw:line>
        <draw:custom-shape draw:style-name="gr15" draw:text-style-name="P1" draw:layer="layout" svg:width="2.5cm" svg:height="1.4cm" draw:transform="rotate (-1.5702727280193) translate (8.549cm 6.448cm)">
          <text:p text:style-name="P1">Edit Auth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651cm" svg:y1="10.148cm" svg:x2="6.951cm" svg:y2="9.249cm">
          <text:p/>
        </draw:line>
        <draw:custom-shape draw:style-name="gr16" draw:text-style-name="P1" draw:layer="layout" svg:width="2.1cm" svg:height="1.4cm" draw:transform="rotate (-1.5702727280193) translate (7.05cm 8.248cm)">
          <text:p text:style-name="P1">Edit 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2cm" svg:height="1.4cm" draw:transform="rotate (-1.5702727280193) translate (8.652cm 10.848cm)">
          <text:p text:style-name="P1">Edit Pub </text:p>
          <text:p text:style-name="P1">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552cm" svg:y1="11.348cm" svg:x2="8.652cm" svg:y2="11.248cm">
          <text:p/>
        </draw:line>
        <draw:line draw:style-name="gr2" draw:text-style-name="P1" draw:layer="layout" svg:x1="9.553cm" svg:y1="13.047cm" svg:x2="6.753cm" svg:y2="13.048cm">
          <text:p/>
        </draw:line>
        <draw:custom-shape draw:style-name="gr16" draw:text-style-name="P1" draw:layer="layout" svg:width="2.1cm" svg:height="1.4cm" draw:transform="rotate (-1.5702727280193) translate (6.853cm 11.849cm)">
          <text:p text:style-name="P1">Edit Book</text:p>
          <text:p text:style-name="P1">Invo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3cm" svg:y1="12.949cm" svg:x2="3.653cm" svg:y2="12.95cm">
          <text:p/>
        </draw:line>
        <draw:custom-shape draw:style-name="gr18" draw:text-style-name="P1" draw:layer="layout" svg:width="2.3cm" svg:height="1.7cm" draw:transform="rotate (-1.5702727280193) translate (3.752cm 11.75cm)">
          <text:p text:style-name="P1">Edit Book</text:p>
          <text:p text:style-name="P1">Invoice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653cm" svg:y1="13.047cm" svg:x2="6.754cm" svg:y2="15.749cm">
          <text:p/>
        </draw:line>
        <draw:custom-shape draw:style-name="gr16" draw:text-style-name="P1" draw:layer="layout" svg:width="2.1cm" svg:height="1.4cm" draw:transform="rotate (-1.5702727280193) translate (6.854cm 14.549cm)">
          <text:p text:style-name="P1">Edit</text:p>
          <text:p text:style-name="P1">Royalti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454cm" svg:y1="15.649cm" svg:x2="3.654cm" svg:y2="15.65cm">
          <text:p/>
        </draw:line>
        <draw:custom-shape draw:style-name="gr18" draw:text-style-name="P1" draw:layer="layout" svg:width="2.3cm" svg:height="1.7cm" draw:transform="rotate (-1.5702727280193) translate (3.754cm 14.451cm)">
          <text:p text:style-name="P1">Edit</text:p>
          <text:p text:style-name="P1">Royalties</text:p>
          <text:p text:style-name="P1">Ite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4cm" draw:transform="rotate (-1.5702727280193) translate (4.455cm 15.6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4.455cm" svg:y1="15.859cm" svg:x2="5.055cm" svg:y2="15.859cm">
          <text:p/>
        </draw:line>
        <draw:frame draw:style-name="gr10" draw:text-style-name="P2" draw:layer="layout" svg:width="0.891cm" svg:height="0.691cm" draw:transform="rotate (-1.5702727280193) translate (4.755cm 16.159cm)">
          <draw:text-box>
            <text:p text:style-name="P2">RI</text:p>
          </draw:text-box>
        </draw:frame>
        <draw:custom-shape draw:style-name="gr6" draw:text-style-name="P1" draw:layer="layout" svg:width="0.4cm" svg:height="0.4cm" draw:transform="rotate (-1.5702727280193) translate (4.353cm 13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2" draw:layer="layout" svg:width="0.98cm" svg:height="0.691cm" draw:transform="rotate (-1.5702727280193) translate (4.653cm 13.65cm)">
          <draw:text-box>
            <text:p text:style-name="P2">BII</text:p>
          </draw:text-box>
        </draw:frame>
        <draw:line draw:style-name="gr7" draw:text-style-name="P1" draw:layer="layout" svg:x1="4.353cm" svg:y1="13.35cm" svg:x2="4.953cm" svg:y2="13.35cm">
          <text:p/>
        </draw:line>
        <draw:custom-shape draw:style-name="gr6" draw:text-style-name="P1" draw:layer="layout" svg:width="0.4cm" svg:height="0.4cm" draw:transform="rotate (-1.5702727280193) translate (7.353cm 13.1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7.353cm" svg:y1="13.348cm" svg:x2="7.953cm" svg:y2="13.348cm">
          <text:p/>
        </draw:line>
        <draw:frame draw:style-name="gr19" draw:text-style-name="P2" draw:layer="layout" svg:width="0.87cm" svg:height="0.691cm" draw:transform="rotate (-1.5702727280193) translate (7.653cm 13.647cm)">
          <draw:text-box>
            <text:p text:style-name="P2">BI</text:p>
          </draw:text-box>
        </draw:frame>
        <draw:custom-shape draw:style-name="gr6" draw:text-style-name="P1" draw:layer="layout" svg:width="0.4cm" svg:height="0.4cm" draw:transform="rotate (-1.5702727280193) translate (7.355cm 15.8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7.255cm" svg:y1="15.848cm" svg:x2="7.555cm" svg:y2="15.448cm">
          <text:p/>
        </draw:line>
        <draw:frame draw:style-name="gr11" draw:text-style-name="P2" draw:layer="layout" svg:width="0.781cm" svg:height="0.691cm" draw:transform="rotate (-1.5702727280193) translate (7.655cm 16.349cm)">
          <draw:text-box>
            <text:p text:style-name="P2">R</text:p>
          </draw:text-box>
        </draw:frame>
        <draw:custom-shape draw:style-name="gr6" draw:text-style-name="P1" draw:layer="layout" svg:width="0.4cm" svg:height="0.4cm" draw:transform="rotate (-1.5702727280193) translate (9.152cm 11.37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9.052cm" svg:y1="11.578cm" svg:x2="9.652cm" svg:y2="11.648cm">
          <text:p/>
        </draw:line>
        <draw:frame draw:style-name="gr20" draw:text-style-name="P2" draw:layer="layout" svg:width="0.87cm" svg:height="0.691cm" draw:transform="rotate (-1.5702727280193) translate (9.252cm 11.777cm)">
          <draw:text-box>
            <text:p text:style-name="P2">PI</text:p>
          </draw:text-box>
        </draw:frame>
        <draw:custom-shape draw:style-name="gr6" draw:text-style-name="P1" draw:layer="layout" svg:width="0.4cm" svg:height="0.4cm" draw:transform="rotate (-1.5702727280193) translate (7.451cm 9.5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7.351cm" svg:y1="9.748cm" svg:x2="8.051cm" svg:y2="9.948cm">
          <text:p/>
        </draw:line>
        <draw:frame draw:style-name="gr21" draw:text-style-name="P2" draw:layer="layout" svg:width="0.76cm" svg:height="0.691cm" draw:transform="rotate (-1.5702727280193) translate (7.752cm 9.948cm)">
          <draw:text-box>
            <text:p text:style-name="P2">B</text:p>
          </draw:text-box>
        </draw:frame>
        <draw:frame draw:style-name="gr21" draw:text-style-name="P2" draw:layer="layout" svg:width="0.76cm" svg:height="0.691cm" draw:transform="rotate (-1.5702727280193) translate (9.25cm 8.147cm)">
          <draw:text-box>
            <text:p text:style-name="P2">A</text:p>
          </draw:text-box>
        </draw:frame>
        <draw:custom-shape draw:style-name="gr6" draw:text-style-name="P1" draw:layer="layout" svg:width="0.4cm" svg:height="0.4cm" draw:transform="rotate (-1.5702727280193) translate (9.251cm 7.7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9.15cm" svg:y1="8.048cm" svg:x2="9.65cm" svg:y2="8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2:33:50.462000000</meta:creation-date>
    <dc:date>2015-01-11T13:13:58.633000000</dc:date>
    <meta:editing-duration>PT9M24S</meta:editing-duration>
    <meta:editing-cycles>1</meta:editing-cycles>
    <meta:document-statistic meta:object-count="81"/>
    <meta:generator>LibreOffice/4.3.2.2$Windows_x86 LibreOffice_project/edfb5295ba211bd31ad47d0bad0118690f76407d</meta:generator>
  </office:meta>
</office:document-meta>
</file>